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18f" officeooo:paragraph-rsid="0002618f"/>
    </style:style>
    <style:style style:name="P2" style:family="paragraph" style:parent-style-name="Standard">
      <style:text-properties officeooo:rsid="00041ef7" officeooo:paragraph-rsid="00041ef7"/>
    </style:style>
    <style:style style:name="P3" style:family="paragraph" style:parent-style-name="Standard">
      <style:text-properties officeooo:rsid="0004cb4f" officeooo:paragraph-rsid="0004cb4f"/>
    </style:style>
    <style:style style:name="P4" style:family="paragraph" style:parent-style-name="Standard">
      <style:text-properties officeooo:rsid="00072313" officeooo:paragraph-rsid="00072313"/>
    </style:style>
    <style:style style:name="P5" style:family="paragraph" style:parent-style-name="Standard">
      <style:text-properties officeooo:rsid="0008af9c" officeooo:paragraph-rsid="0008af9c"/>
    </style:style>
    <style:style style:name="P6" style:family="paragraph" style:parent-style-name="Standard">
      <style:text-properties officeooo:rsid="0009897c" officeooo:paragraph-rsid="0009897c"/>
    </style:style>
    <style:style style:name="T1" style:family="text">
      <style:text-properties officeooo:rsid="00061226"/>
    </style:style>
    <style:style style:name="T2" style:family="text">
      <style:text-properties officeooo:rsid="000673e9"/>
    </style:style>
    <style:style style:name="T3" style:family="text">
      <style:text-properties officeooo:rsid="00072313"/>
    </style:style>
    <style:style style:name="T4" style:family="text">
      <style:text-properties officeooo:rsid="00079f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àctica 6</text:p>
      <text:p text:style-name="P1"/>
      <text:p text:style-name="P1">Polígraf</text:p>
      <text:p text:style-name="P1"/>
      <text:p text:style-name="P1">Voltatge varia segons resistència. </text:p>
      <text:p text:style-name="P1"/>
      <text:p text:style-name="P1">Amb això polígraf mesura resposta galvànica de la pell: resistència de la pell varia segons l’estat emocional de la persona. </text:p>
      <text:p text:style-name="P1"/>
      <text:p text:style-name="P2">Suem -&gt; afavoreix pas d’electrolits -&gt; al poligraf la grafica basal es basal i si hi ha un augment hi ha un augment en la conductivitat </text:p>
      <text:p text:style-name="P2"/>
      <text:p text:style-name="P2">Quan mentim s’activa el sistema simpàtic i això fa que augmenti la secreció de les glándules sudorípares. </text:p>
      <text:p text:style-name="P2"/>
      <text:p text:style-name="P2">Freq cardíaca i respiratòria també es mira. (regulats per sistema simpàtic)<text:line-break/></text:p>
      <text:p text:style-name="P2"/>
      <text:p text:style-name="P2"/>
      <text:p text:style-name="P2">I. A quants colors heu respost i quina informació ens dóna la prova dels colors?</text:p>
      <text:p text:style-name="P3">Al negre i al verd, p<text:span text:style-name="T1">erquè poden provocar una emoció. </text:span><text:span text:style-name="T2">Els colors no son tan neutres com es poden pensar. </text:span><text:span text:style-name="T3">Si la persona connectada tenia reacció a un color no es podia seguir amb la prova. Ara se sap que no és un bon control perquè pot activar el sistema simpàtic. </text:span></text:p>
      <text:p text:style-name="P2"/>
      <text:p text:style-name="P2">II. Quines són les bases fisiològiques responsables de les respostes del polígraf? I de la resposta galvànica de la pell?</text:p>
      <text:p text:style-name="P4">Mesurem sudoració a partir de la resposta galvànica de la pell, i de la resposta cardíaca i respiratòria pel sistema simpàtic, perquè s’engega al mentir. <text:span text:style-name="T4">Així varia la conductivitat de la pell. </text:span></text:p>
      <text:p text:style-name="P2"/>
      <text:p text:style-name="P2">III. Enumera tres raons per les quals la prova del polígraf per mesurar mentides pot donar lloc a resultats ambigus.</text:p>
      <text:p text:style-name="P2"/>
      <text:p text:style-name="P2"/>
      <text:p text:style-name="P2"/>
      <text:p text:style-name="P5">El sistema simpàtic es pot activar de forma voluntària, no necessàriament involuntària. </text:p>
      <text:p text:style-name="P6">S’ha d’alterar a les preguntes neutres per mentir. </text:p>
      <text:p text:style-name="P6">Apretar esfínters, fer-se mal..</text:p>
      <text:p text:style-name="P6">El vincle entre la mentida i el sistema simpàtic és subjecti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08:30.899259853</meta:creation-date>
    <dc:date>2025-02-26T15:58:00.545394859</dc:date>
    <meta:editing-duration>PT1H37M1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254" meta:character-count="1503" meta:non-whitespace-character-count="1256"/>
  </office:meta>
</office:document-meta>
</file>